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 de validation des test :</text:p>
      <text:p text:style-name="P1"/>
      <text:p text:style-name="P1">Test forum :</text:p>
      <text:p text:style-name="Standard"/>
      <text:p text:style-name="Standard">Affichage des catégories/du dernier sujet : testé, fonctionnel</text:p>
      <text:p text:style-name="Standard"/>
      <text:p text:style-name="Standard"><text:bookmark-start text:name="__DdeLink__1_682472200"/><text:bookmark-start text:name="__DdeLink__3_682472200"/>Ajout de catégorie : testé, fonctionne<text:bookmark-end text:name="__DdeLink__3_682472200"/>l</text:p>
      <text:p text:style-name="Standard"/>
      <text:p text:style-name="Standard"><text:bookmark-start text:name="__DdeLink__5_682472200"/>Ajout de sujet: testé, fonctionnel<text:bookmark-end text:name="__DdeLink__5_682472200"/></text:p>
      <text:p text:style-name="Standard"><text:bookmark-start text:name="__DdeLink__7_682472200"/></text:p>
      <text:p text:style-name="Standard">Ajout de réponse à un sujet : testé, fonctionnel<text:bookmark-end text:name="__DdeLink__7_682472200"/></text:p>
      <text:p text:style-name="Standard"/>
      <text:p text:style-name="P2">(Back office forum :)</text:p>
      <text:p text:style-name="Standard"/>
      <text:p text:style-name="Standard">Suppression d'une catégorie : testée, fonctionnelle</text:p>
      <text:p text:style-name="Standard"/>
      <text:p text:style-name="Standard"><text:bookmark-start text:name="__DdeLink__9_682472200"/>Suppression d'un sujet : testée, fonctionnel<text:bookmark-end text:name="__DdeLink__9_682472200"/>le</text:p>
      <text:p text:style-name="Standard"/>
      <text:p text:style-name="P1">Test site :</text:p>
      <text:p text:style-name="Standard"/>
      <text:p text:style-name="Standard">Accueil : testé, fonctionnel</text:p>
      <text:p text:style-name="Standard"/>
      <text:p text:style-name="Standard">Connexion/Déconnexion : testées, fonctionnelles</text:p>
      <text:p text:style-name="Standard"/>
      <text:p text:style-name="Standard">Inscription : testée, fonctionnelle</text:p>
      <text:p text:style-name="Standard"/>
      <text:p text:style-name="Standard">Mes maisons : testé, fonctionnel</text:p>
      <text:p text:style-name="Standard"/>
      <text:p text:style-name="Standard">Espace membre : testé, fonctionnel </text:p>
      <text:p text:style-name="Standard"/>
      <text:p text:style-name="Standard">FAQ/Support : testés, fonctionnels</text:p>
      <text:p text:style-name="Standard"/>
      <text:p text:style-name="Standard">Espace Admin : testé, fonctionnel </text:p>
      <text:p text:style-name="Standard"/>
      <text:p text:style-name="Standard"/>
      <text:p text:style-name="Standard"/>
      <text:p text:style-name="P1">Test Back-Office :</text:p>
      <text:p text:style-name="Standard"/>
      <text:p text:style-name="Standard">Affichage différent selon admin/utilisateur : testé, fonctionnel</text:p>
      <text:p text:style-name="Standard"/>
      <text:p text:style-name="Standard">Ajout de fonctionnalités : testé, fonctionnel</text:p>
      <text:p text:style-name="Standard"/>
      <text:p text:style-name="P1">Test base de donnée :</text:p>
      <text:p text:style-name="Standard"/>
      <text:p text:style-name="Standard">Base de donnée opérationnelle : testée, fonctionnelle</text:p>
      <text:p text:style-name="Standard"/>
      <text:p text:style-name="Standard">Mot de passe protégés (encryptés) : testé, fonctionnel </text:p>
      <text:p text:style-name="Standard"/>
      <text:p text:style-name="Standard">Ajout/suppression dans la base de donnée : testés, fonctionnels</text:p>
      <text:p text:style-name="Standard"/>
      <text:p text:style-name="Standard"/>
      <text:p text:style-name="Standard"><text:bookmark-end text:name="__DdeLink__1_68247220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orin (Hugin)</meta:initial-creator>
    <meta:creation-date>2019-01-22T20:58:11.19</meta:creation-date>
    <meta:generator>OpenOffice/4.1.2$Win32 OpenOffice.org_project/412m3$Build-9782</meta:generator>
    <dc:date>2019-01-23T12:48:39.38</dc:date>
    <dc:creator>Olorin (Hugin)</dc:creator>
    <meta:editing-duration>PT2H25M59S</meta:editing-duration>
    <meta:editing-cycles>7</meta:editing-cycles>
    <meta:document-statistic meta:table-count="0" meta:image-count="0" meta:object-count="0" meta:page-count="1" meta:paragraph-count="24" meta:word-count="132" meta:character-count="921"/>
  </office:meta>
</office:document-meta>
</file>